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Configurations2/" manifest:media-type="application/vnd.sun.xml.ui.configuration"/>
  <manifest:file-entry manifest:full-path="Thumbnails/thumbnail.png" manifest:media-type="image/png"/>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language="it" fo:country="IT" officeooo:rsid="0011426d" officeooo:paragraph-rsid="0011426d"/>
    </style:style>
    <style:style style:name="P2" style:family="paragraph" style:parent-style-name="Standard">
      <style:text-properties fo:language="it" fo:country="IT" officeooo:rsid="0011b23e" officeooo:paragraph-rsid="0011b23e"/>
    </style:style>
    <style:style style:name="P3" style:family="paragraph" style:parent-style-name="Standard">
      <style:text-properties fo:language="it" fo:country="IT" officeooo:rsid="0013a950" officeooo:paragraph-rsid="0013a95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odice corretto, semplice, indentato, numericamente efficiente e che abbia variabili esplicative.</text:p>
      <text:p text:style-name="P1"/>
      <text:p text:style-name="P1">Interazione responsabile dal punto di vista dello sviluppo della simulazione.</text:p>
      <text:p text:style-name="P1"/>
      <text:p text:style-name="P1">NB: Mai presentare un risultato stima dell’incertezza perch[ quello che sto facendo sono calcoli statistici.</text:p>
      <text:p text:style-name="P1"/>
      <text:p text:style-name="P1">Processi di Metropolis, per calcolare l’incertezza statistica in caso di correlazione, non posso utilizzare il teorema del limite centrale (perche’ questo assume l’indipendenza statistica).</text:p>
      <text:p text:style-name="P1">Quello che si fa quindi e’ suddividire la statistica in blocchi.</text:p>
      <text:p text:style-name="P1"/>
      <text:p text:style-name="P1">L’ingrediente minimo, per una simulazione stocastica, e’ lo step montecarlo. Ogni passo fornisce una stima delle osservabili: immgainando di fare M step montecarlo che divido in N blocchi, quindi ciascun blocco sara’ formato da L+M/N step.</text:p>
      <text:p text:style-name="P1">Se ho un numero sufficientemente grande di step nel blocco allora posso assumere che il valore medio di ciascun blocco sia statisticamente indipendente da quello degli altri blocchi. Qujindi chiameremo misura sperimentale ciascun valor medio nel blocco.</text:p>
      <text:p text:style-name="P1">Calcolando la media delle medie non cambia facendo la media che avrei facendo la media subito. Ma calcolnado la dev standard delle medie io ottengo una stima delll’incertezza statistica senza bias. Questo conviene farlo da subito, anche se non e’ sempre ncessario perch[ sugli esercizi semplici come quelli di oggi non e’ necessario.</text:p>
      <text:p text:style-name="P1"/>
      <text:p text:style-name="P1">Eventualmente si puo’ sviluppare una libreria che lavora con blocchi: le fluttuazioni si calcolano stimando la varianza e poi facendo la radice.</text:p>
      <text:p text:style-name="P1"/>
      <text:p text:style-name="P1"/>
      <text:p text:style-name="P2">In ogni blocco calcolo il valor medio ei, ogni ai e’ la misura sperimentale, quando ho calcolato ai per 1,i,N allora posso calcolare anche ai^2 <text:s/>allora posso calcolare anche quelle due cose che si leggono nel notebook</text:p>
      <text:p text:style-name="P2"/>
      <text:p text:style-name="P3">A DENOMINATORE DEL CHI QUADRO, PER IL TEST sul generatore le fluttuazioni sono il valore di aspettazione. Mi aspetto, seil mio e’ un buon generatore una frazione regolare di questi (numeri che ho campionato) finiscano in ciascun intervallo. Il fatto che le fluttuazioni sono uguali al valore atteso si vede dalla binomiale, la probabilita’ di k successi la media e’ np la varianza e’ np(1-p) ma se faccio una simulazione in cui p e’ piccolo allora (1-np) ca 1 → il valore medio coincide con la varianza.</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it" fo:country="IT"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22-03-10T14:37:13.212495501</meta:creation-date>
    <dc:date>2022-03-10T16:09:49.083780658</dc:date>
    <meta:editing-duration>PT1H2M5S</meta:editing-duration>
    <meta:editing-cycles>1</meta:editing-cycles>
    <meta:document-statistic meta:table-count="0" meta:image-count="0" meta:object-count="0" meta:page-count="1" meta:paragraph-count="11" meta:word-count="343" meta:character-count="2224" meta:non-whitespace-character-count="1891"/>
    <meta:generator>LibreOffice/6.4.7.2$Linux_X86_64 LibreOffice_project/40$Build-2</meta:generator>
  </office:meta>
</office:document-meta>
</file>